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1.9in" style:rel-column-width="17980*"/>
    </style:style>
    <style:style style:name="Table8.B" style:family="table-column">
      <style:table-column-properties style:column-width="1.8583in" style:rel-column-width="17586*"/>
    </style:style>
    <style:style style:name="Table8.C" style:family="table-column">
      <style:table-column-properties style:column-width="3.1667in" style:rel-column-width="29969*"/>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new(.:format)</text:p>
            <text:p text:style-name="P3"/>
          </table:table-cell>
          <table:table-cell table:style-name="Table1.B2" office:value-type="string">
            <text:list xml:id="list1090793122" text:style-name="L1">
              <text:list-item>
                <text:p text:style-name="P9">Verify source is trusted.</text:p>
              </text:list-item>
              <text:list-item>
                <text:p text:style-name="P9">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id(.:format)</text:p>
          </table:table-cell>
          <table:table-cell table:style-name="Table1.B2" office:value-type="string">
            <text:list xml:id="list1404674469" text:style-name="L2">
              <text:list-item>
                <text:p text:style-name="P10">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714048300" text:continue-numbering="true" text:style-name="L2">
              <text:list-item>
                <text:p text:style-name="P10">Check that front-end session is valid</text:p>
              </text:list-item>
              <text:list-item>
                <text:p text:style-name="P10">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format)</text:p>
          </table:table-cell>
          <table:table-cell table:style-name="Table1.B2" office:value-type="string">
            <text:list xml:id="list441152819" text:style-name="L3">
              <text:list-item>
                <text:p text:style-name="P11">Verify source is trusted</text:p>
              </text:list-item>
              <text:list-item>
                <text:p text:style-name="P11">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id(.:format)</text:p>
          </table:table-cell>
          <table:table-cell table:style-name="Table1.B2" office:value-type="string">
            <text:list xml:id="list706963296" text:style-name="L4">
              <text:list-item>
                <text:p text:style-name="P12">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format)</text:p>
            <text:p text:style-name="P3"/>
          </table:table-cell>
          <table:table-cell table:style-name="Table2.B2" office:value-type="string">
            <text:list xml:id="list1417664475" text:style-name="L5">
              <text:list-item>
                <text:p text:style-name="P13">Verify source is trusted</text:p>
              </text:list-item>
            </text:list>
            <text:list xml:id="list1387221094" text:continue-list="list1090793122" text:style-name="L1">
              <text:list-item>
                <text:p text:style-name="P9">Create new track entry</text:p>
              </text:list-item>
              <text:list-item>
                <text:p text:style-name="P9">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id(.:format)tp://news.google.com/</text:p>
          </table:table-cell>
          <table:table-cell table:style-name="Table2.B2" office:value-type="string">
            <text:list xml:id="list1665538878" text:continue-list="list1417664475" text:style-name="L5">
              <text:list-item>
                <text:p text:style-name="P13">Verify source is trusted</text:p>
              </text:list-item>
            </text:list>
            <text:list xml:id="list1868335314" text:style-name="L6">
              <text:list-item>
                <text:p text:style-name="P14">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format)</text:p>
          </table:table-cell>
          <table:table-cell table:style-name="Table2.B2" office:value-type="string">
            <text:list xml:id="list2133151400" text:continue-list="list1665538878" text:style-name="L5">
              <text:list-item>
                <text:p text:style-name="P13">Verify source is trusted</text:p>
              </text:list-item>
              <text:list-item>
                <text:p text:style-name="P13">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omosomes</text:p>
          </table:table-cell>
          <table:table-cell table:style-name="Table8.B2" office:value-type="string">
            <text:p text:style-name="P3">String</text:p>
          </table:table-cell>
          <table:table-cell table:style-name="Table8.C3" office:value-type="string">
            <text:p text:style-name="P3">Comma separated list of chromosomes in correct order<text:line-break/>(format used by Jbrowse generation scripts).</text:p>
          </table:table-cell>
        </table:table-row>
      </table:table>
      <text:p text:style-name="Table">Table <text:sequence text:ref-name="refTable3"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4"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Extension</text:p>
          </table:table-cell>
          <table:table-cell table:style-name="Table10.B2" office:value-type="string">
            <text:p text:style-name="P3">String</text:p>
          </table:table-cell>
          <table:table-cell table:style-name="Table10.C3" office:value-type="string">
            <text:p text:style-name="P3">Extension</text:p>
          </table:table-cell>
        </table:table-row>
      </table:table>
      <text:p text:style-name="Table">Table <text:sequence text:ref-name="refTable9" text:name="Table" text:formula="ooow:Table+1" style:num-format="1">10</text:sequence>: File_types</text:p>
      <text:p text:style-name="Table"/>
      <text:p text:style-name="Standard"><text:soft-page-break/></text:p>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4T14:17:07</dc:date>
    <dc:creator>Fabrice David</dc:creator>
    <meta:editing-duration>PT62H10M46S</meta:editing-duration>
    <meta:editing-cycles>17</meta:editing-cycles>
    <meta:generator>OpenOffice.org/3.1$Unix OpenOffice.org_project/310m19$Build-9420</meta:generator>
    <meta:printed-by>Bernhard Sonderegger</meta:printed-by>
    <meta:print-date>2009-10-09T14:16:35</meta:print-date>
    <meta:document-statistic meta:table-count="11" meta:image-count="1" meta:object-count="0" meta:page-count="5" meta:paragraph-count="201" meta:word-count="833" meta:character-count="5265"/>
  </office:meta>
</office:document-meta>
</file>